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b043" officeooo:paragraph-rsid="000bb043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Standard">
      <style:text-properties officeooo:rsid="000bb043" officeooo:paragraph-rsid="000bb043"/>
    </style:style>
    <style:style style:name="P7" style:family="paragraph" style:parent-style-name="Heading_20_2">
      <style:text-properties fo:color="#3465a4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jango 3 roller</text:p>
      <text:p text:style-name="P1">Knall. Vi fortsetter der vi slapp i <text:span text:style-name="Strong_20_Emphasis">Django quickstart-prosjektet</text:span> (appen het <text:span text:style-name="Source_20_Text">docs</text:span>, admin funker, og mediakatalog er på plass). Neste steg: <text:span text:style-name="Strong_20_Emphasis">roller og rettigheter</text:span> for dokumenter.</text:p>
      <text:p text:style-name="Text_20_body">Nedenfor får du en konkret, minimal men robust løsning som bygger på <text:span text:style-name="Strong_20_Emphasis">Djangos grupper og permissions</text:span>, uten eksterne pakker. Vi kan senere stramme inn til mappe-/organisasjonsnivå og evt. legge inn godkjenningsflyt.</text:p>
      <text:p text:style-name="Horizontal_20_Line"/>
      <text:h text:style-name="Heading_20_1" text:outline-level="1">1) Roller (grupper) og hva de kan</text:h>
      <text:p text:style-name="Text_20_body">Vi lager fire roller som dekker behovene nå:</text:p>
      <text:list text:style-name="L1">
        <text:list-item>
          <text:p text:style-name="P2"><text:span text:style-name="Strong_20_Emphasis">Leser</text:span> – kan se og laste ned publiserte dokumenter (<text:span text:style-name="Source_20_Text">view_document</text:span>)</text:p>
        </text:list-item>
        <text:list-item>
          <text:p text:style-name="P2"><text:span text:style-name="Strong_20_Emphasis">Bidragsyter</text:span> – kan laste opp nye og endre/slette <text:span text:style-name="Strong_20_Emphasis">egne</text:span> (i kode), se alt publisert (<text:span text:style-name="Source_20_Text">add_document</text:span>, <text:span text:style-name="Source_20_Text">view_document</text:span>)</text:p>
        </text:list-item>
        <text:list-item>
          <text:p text:style-name="P2"><text:span text:style-name="Strong_20_Emphasis">Redaktør</text:span> – kan legge til, endre og slette <text:span text:style-name="Strong_20_Emphasis">alle</text:span> dokumenter (<text:span text:style-name="Source_20_Text">add/change/delete/view_document</text:span>)</text:p>
        </text:list-item>
        <text:list-item>
          <text:p text:style-name="P2"><text:span text:style-name="Strong_20_Emphasis">Administrator</text:span> – alle ovenfor + kan «godkjenne/publisere» (egen custom-permission <text:span text:style-name="Source_20_Text">approve_document</text:span>)</text:p>
        </text:list-item>
      </text:list>
      <text:p text:style-name="Quotations">Merk: fra Django 2.1+ får alle modeller automatisk <text:span text:style-name="Source_20_Text">view_*</text:span>. Vi legger til en <text:span text:style-name="Strong_20_Emphasis">custom</text:span> <text:span text:style-name="Source_20_Text">approve_document</text:span> som vi bruker til publisering.</text:p>
      <text:p text:style-name="Horizontal_20_Line"/>
      <text:h text:style-name="Heading_20_1" text:outline-level="1">2) Modeller – legg til felter for eierskap, status og synlighet</text:h>
      <text:p text:style-name="Text_20_body">I <text:span text:style-name="Source_20_Text">docs/models.py</text:span> (tilpass navn hvis dine felter allerede finnes):</text:p>
      <text:p text:style-name="Preformatted_20_Text"><text:span text:style-name="Source_20_Text"># docs/models.py</text:span></text:p>
      <text:p text:style-name="Preformatted_20_Text"><text:span text:style-name="Source_20_Text">from django.conf import settings</text:span></text:p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Folder(models.Model):</text:span></text:p>
      <text:p text:style-name="Preformatted_20_Text"><text:span text:style-name="Source_20_Text"><text:s text:c="4"/># Antar du allerede har en Folder-modell. Hvis ikke, behold denne enkle.</text:span></text:p>
      <text:p text:style-name="Preformatted_20_Text"><text:span text:style-name="Source_20_Text"><text:s text:c="4"/>name = models.CharField(max_length=120)</text:span></text:p>
      <text:p text:style-name="Preformatted_20_Text"><text:span text:style-name="Source_20_Text"><text:s text:c="4"/>parent = models.ForeignKey('self', null=True, blank=True, on_delete=models.CASCADE)</text:span></text:p>
      <text:p text:style-name="Preformatted_20_Text"/>
      <text:p text:style-name="Preformatted_20_Text"><text:span text:style-name="Source_20_Text"><text:s text:c="4"/>def __str__(self):</text:span></text:p>
      <text:p text:style-name="Preformatted_20_Text"><text:span text:style-name="Source_20_Text"><text:s text:c="8"/>return self.name</text:span></text:p>
      <text:p text:style-name="Preformatted_20_Text"><text:soft-page-break/></text:p>
      <text:p text:style-name="Preformatted_20_Text"><text:span text:style-name="Source_20_Text">class Document(models.Model):</text:span></text:p>
      <text:p text:style-name="Preformatted_20_Text"><text:span text:style-name="Source_20_Text"><text:s text:c="4"/>VISIBILITY = [</text:span></text:p>
      <text:p text:style-name="Preformatted_20_Text"><text:span text:style-name="Source_20_Text"><text:s text:c="8"/>('public', 'Offentlig'),</text:span></text:p>
      <text:p text:style-name="Preformatted_20_Text"><text:span text:style-name="Source_20_Text"><text:s text:c="8"/>('internal', 'Internt (innloggede)'),</text:span></text:p>
      <text:p text:style-name="Preformatted_20_Text"><text:span text:style-name="Source_20_Text"><text:s text:c="8"/>('private', 'Privat (eier/redaktør/admin)'),</text:span></text:p>
      <text:p text:style-name="Preformatted_20_Text"><text:span text:style-name="Source_20_Text"><text:s text:c="4"/>]</text:span></text:p>
      <text:p text:style-name="Preformatted_20_Text"><text:span text:style-name="Source_20_Text"><text:s text:c="4"/>STATUS = [</text:span></text:p>
      <text:p text:style-name="Preformatted_20_Text"><text:span text:style-name="Source_20_Text"><text:s text:c="8"/>('draft', 'Utkast'),</text:span></text:p>
      <text:p text:style-name="Preformatted_20_Text"><text:span text:style-name="Source_20_Text"><text:s text:c="8"/>('pending', 'Til godkjenning'),</text:span></text:p>
      <text:p text:style-name="Preformatted_20_Text"><text:span text:style-name="Source_20_Text"><text:s text:c="8"/>('published', 'Publisert'),</text:span></text:p>
      <text:p text:style-name="Preformatted_20_Text"><text:span text:style-name="Source_20_Text"><text:s text:c="8"/>('archived', 'Arkivert'),</text:span></text:p>
      <text:p text:style-name="Preformatted_20_Text"><text:span text:style-name="Source_20_Text"><text:s text:c="4"/>]</text:span></text:p>
      <text:p text:style-name="Preformatted_20_Text"/>
      <text:p text:style-name="Preformatted_20_Text"><text:span text:style-name="Source_20_Text"><text:s text:c="4"/>title = models.CharField(max_length=200)</text:span></text:p>
      <text:p text:style-name="Preformatted_20_Text"><text:span text:style-name="Source_20_Text"><text:s text:c="4"/>file = models.FileField(upload_to='docs/%Y/%m/')</text:span></text:p>
      <text:p text:style-name="Preformatted_20_Text"><text:span text:style-name="Source_20_Text"><text:s text:c="4"/>folder = models.ForeignKey(Folder, null=True, blank=True, on_delete=models.SET_NULL)</text:span></text:p>
      <text:p text:style-name="Preformatted_20_Text"><text:span text:style-name="Source_20_Text"><text:s text:c="4"/>owner = models.ForeignKey(settings.AUTH_USER_MODEL, on_delete=models.PROTECT, related_name='my_documents')</text:span></text:p>
      <text:p text:style-name="Preformatted_20_Text"><text:span text:style-name="Source_20_Text"><text:s text:c="4"/>visibility = models.CharField(max_length=10, choices=VISIBILITY, default='internal')</text:span></text:p>
      <text:p text:style-name="Preformatted_20_Text"><text:span text:style-name="Source_20_Text"><text:s text:c="4"/>status = models.CharField(max_length=10, choices=STATUS, default='draft')</text:span></text:p>
      <text:p text:style-name="Preformatted_20_Text"><text:span text:style-name="Source_20_Text"><text:s text:c="4"/>created = models.DateTimeField(auto_now_add=True)</text:span></text:p>
      <text:p text:style-name="Preformatted_20_Text"><text:span text:style-name="Source_20_Text"><text:s text:c="4"/>updated = models.DateTimeField(auto_now=True)</text:span></text:p>
      <text:p text:style-name="Preformatted_20_Text"/>
      <text:p text:style-name="Preformatted_20_Text"><text:span text:style-name="Source_20_Text"><text:s text:c="4"/>class Meta:</text:span></text:p>
      <text:p text:style-name="Preformatted_20_Text"><text:span text:style-name="Source_20_Text"><text:s text:c="8"/>ordering = ['-created']</text:span></text:p>
      <text:p text:style-name="Preformatted_20_Text"><text:span text:style-name="Source_20_Text"><text:s text:c="8"/>permissions = [</text:span></text:p>
      <text:p text:style-name="Preformatted_20_Text"><text:span text:style-name="Source_20_Text"><text:s text:c="12"/>('approve_document', 'Kan godkjenne/publisere dokumenter'),</text:span></text:p>
      <text:p text:style-name="Preformatted_20_Text"><text:span text:style-name="Source_20_Text"><text:s text:c="8"/>]</text:span></text:p>
      <text:p text:style-name="Preformatted_20_Text"/>
      <text:p text:style-name="Preformatted_20_Text"><text:span text:style-name="Source_20_Text"><text:s text:c="4"/>def __str__(self):</text:span></text:p>
      <text:p text:style-name="P3"><text:span text:style-name="Source_20_Text"><text:s text:c="8"/>return self.title</text:span></text:p>
      <text:p text:style-name="Text_20_body">Kjør:</text:p>
      <text:p text:style-name="Preformatted_20_Text"><text:span text:style-name="Source_20_Text">python manage.py makemigrations</text:span></text:p>
      <text:p text:style-name="P3"><text:span text:style-name="Source_20_Text">python manage.py migrate</text:span></text:p>
      <text:p text:style-name="Horizontal_20_Line"/>
      <text:h text:style-name="Heading_20_1" text:outline-level="1">3) Opprett grupper og tilordne permissions (data-migrasjon)</text:h>
      <text:p text:style-name="Text_20_body">Lag en <text:span text:style-name="Strong_20_Emphasis">data-migrasjon</text:span> i <text:span text:style-name="Source_20_Text">docs</text:span> som oppretter gruppene:</text:p>
      <text:p text:style-name="P3"><text:span text:style-name="Source_20_Text">python manage.py makemigrations docs --empty --name setup_document_groups</text:span></text:p>
      <text:p text:style-name="Text_20_body">Åpne migrasjonen og lim inn:</text:p>
      <text:p text:style-name="Preformatted_20_Text"><text:span text:style-name="Source_20_Text"># docs/migrations/00xx_setup_document_groups.py</text:span></text:p>
      <text:p text:style-name="Preformatted_20_Text"><text:span text:style-name="Source_20_Text">from django.db import migrations</text:span></text:p>
      <text:p text:style-name="Preformatted_20_Text"/>
      <text:p text:style-name="Preformatted_20_Text"><text:span text:style-name="Source_20_Text">def create_groups(apps, schema_editor):</text:span></text:p>
      <text:p text:style-name="Preformatted_20_Text"><text:soft-page-break/><text:span text:style-name="Source_20_Text"><text:s text:c="4"/>Group = apps.get_model('auth', 'Group')</text:span></text:p>
      <text:p text:style-name="Preformatted_20_Text"><text:span text:style-name="Source_20_Text"><text:s text:c="4"/>Permission = apps.get_model('auth', 'Permission')</text:span></text:p>
      <text:p text:style-name="Preformatted_20_Text"><text:span text:style-name="Source_20_Text"><text:s text:c="4"/>ContentType = apps.get_model('contenttypes', 'ContentType')</text:span></text:p>
      <text:p text:style-name="Preformatted_20_Text"/>
      <text:p text:style-name="Preformatted_20_Text"><text:span text:style-name="Source_20_Text"><text:s text:c="4"/># Finn permissions for Document</text:span></text:p>
      <text:p text:style-name="Preformatted_20_Text"><text:span text:style-name="Source_20_Text"><text:s text:c="4"/>ct = ContentType.objects.get(app_label='docs', model='document')</text:span></text:p>
      <text:p text:style-name="Preformatted_20_Text"><text:span text:style-name="Source_20_Text"><text:s text:c="4"/>def perm(codename):</text:span></text:p>
      <text:p text:style-name="Preformatted_20_Text"><text:span text:style-name="Source_20_Text"><text:s text:c="8"/>return Permission.objects.get(content_type=ct, codename=codename)</text:span></text:p>
      <text:p text:style-name="Preformatted_20_Text"/>
      <text:p text:style-name="Preformatted_20_Text"><text:span text:style-name="Source_20_Text"><text:s text:c="4"/>view_p = perm('view_document')</text:span></text:p>
      <text:p text:style-name="Preformatted_20_Text"><text:span text:style-name="Source_20_Text"><text:s text:c="4"/>add_p = perm('add_document')</text:span></text:p>
      <text:p text:style-name="Preformatted_20_Text"><text:span text:style-name="Source_20_Text"><text:s text:c="4"/>change_p = perm('change_document')</text:span></text:p>
      <text:p text:style-name="Preformatted_20_Text"><text:span text:style-name="Source_20_Text"><text:s text:c="4"/>delete_p = perm('delete_document')</text:span></text:p>
      <text:p text:style-name="Preformatted_20_Text"><text:span text:style-name="Source_20_Text"><text:s text:c="4"/>approve_p = perm('approve_document')</text:span></text:p>
      <text:p text:style-name="Preformatted_20_Text"/>
      <text:p text:style-name="Preformatted_20_Text"><text:span text:style-name="Source_20_Text"><text:s text:c="4"/>roles = {</text:span></text:p>
      <text:p text:style-name="Preformatted_20_Text"><text:span text:style-name="Source_20_Text"><text:s text:c="8"/>'Media: Leser': [view_p],</text:span></text:p>
      <text:p text:style-name="Preformatted_20_Text"><text:span text:style-name="Source_20_Text"><text:s text:c="8"/>'Media: Bidragsyter': [view_p, add_p],</text:span></text:p>
      <text:p text:style-name="Preformatted_20_Text"><text:span text:style-name="Source_20_Text"><text:s text:c="8"/>'Media: Redaktør': [view_p, add_p, change_p, delete_p],</text:span></text:p>
      <text:p text:style-name="Preformatted_20_Text"><text:span text:style-name="Source_20_Text"><text:s text:c="8"/>'Media: Administrator': [view_p, add_p, change_p, delete_p, approve_p],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or name, perms in roles.items():</text:span></text:p>
      <text:p text:style-name="Preformatted_20_Text"><text:span text:style-name="Source_20_Text"><text:s text:c="8"/>g, _ = Group.objects.get_or_create(name=name)</text:span></text:p>
      <text:p text:style-name="Preformatted_20_Text"><text:span text:style-name="Source_20_Text"><text:s text:c="8"/>g.permissions.set(perms)</text:span></text:p>
      <text:p text:style-name="Preformatted_20_Text"><text:span text:style-name="Source_20_Text"><text:s text:c="8"/>g.save()</text:span></text:p>
      <text:p text:style-name="Preformatted_20_Text"/>
      <text:p text:style-name="Preformatted_20_Text"><text:span text:style-name="Source_20_Text">def remove_groups(apps, schema_editor):</text:span></text:p>
      <text:p text:style-name="Preformatted_20_Text"><text:span text:style-name="Source_20_Text"><text:s text:c="4"/>Group = apps.get_model('auth', 'Group')</text:span></text:p>
      <text:p text:style-name="Preformatted_20_Text"><text:span text:style-name="Source_20_Text"><text:s text:c="4"/>for name in ['Media: Leser', 'Media: Bidragsyter', 'Media: Redaktør', 'Media: Administrator']:</text:span></text:p>
      <text:p text:style-name="Preformatted_20_Text"><text:span text:style-name="Source_20_Text"><text:s text:c="8"/>Group.objects.filter(name=name).delete()</text:span></text:p>
      <text:p text:style-name="Preformatted_20_Text"/>
      <text:p text:style-name="Preformatted_20_Text"><text:span text:style-name="Source_20_Text">class Migration(migrations.Migration):</text:span></text:p>
      <text:p text:style-name="Preformatted_20_Text"/>
      <text:p text:style-name="Preformatted_20_Text"><text:span text:style-name="Source_20_Text"><text:s text:c="4"/>dependencies = [</text:span></text:p>
      <text:p text:style-name="Preformatted_20_Text"><text:span text:style-name="Source_20_Text"><text:s text:c="8"/>('docs', '&lt;&lt; SETT RIKTIG FORRIGE MIGRasjon &gt;&gt;'),</text:span></text:p>
      <text:p text:style-name="Preformatted_20_Text"><text:span text:style-name="Source_20_Text"><text:s text:c="8"/>('auth', '__latest__'),</text:span></text:p>
      <text:p text:style-name="Preformatted_20_Text"><text:span text:style-name="Source_20_Text"><text:s text:c="8"/>('contenttypes', '__latest__'),</text:span></text:p>
      <text:p text:style-name="Preformatted_20_Text"><text:span text:style-name="Source_20_Text"><text:s text:c="4"/>]</text:span></text:p>
      <text:p text:style-name="Preformatted_20_Text"/>
      <text:p text:style-name="Preformatted_20_Text"><text:span text:style-name="Source_20_Text"><text:s text:c="4"/>operations = [</text:span></text:p>
      <text:p text:style-name="Preformatted_20_Text"><text:span text:style-name="Source_20_Text"><text:s text:c="8"/>migrations.RunPython(create_groups, remove_groups),</text:span></text:p>
      <text:p text:style-name="P3"><text:span text:style-name="Source_20_Text"><text:s text:c="4"/>]</text:span></text:p>
      <text:p text:style-name="Text_20_body">Kjør migrasjonen:</text:p>
      <text:p text:style-name="P3"><text:span text:style-name="Source_20_Text">python manage.py migrate</text:span></text:p>
      <text:p text:style-name="Quotations">Nå kan du i <text:span text:style-name="Strong_20_Emphasis">Admin → Brukere</text:span> legge brukere inn i en eller flere av disse gruppene.</text:p>
      <text:p text:style-name="Horizontal_20_Line"/>
      <text:h text:style-name="Heading_20_1" text:outline-level="1"><text:soft-page-break/>4) Skjema og views – håndhev eierskap og rettigheter</text:h>
      <text:p text:style-name="Text_20_body"><text:span text:style-name="Strong_20_Emphasis">forms.py</text:span> (hvis du allerede har, behold – ellers slik):</text:p>
      <text:p text:style-name="Preformatted_20_Text"><text:span text:style-name="Source_20_Text"># docs/forms.py</text:span></text:p>
      <text:p text:style-name="Preformatted_20_Text"><text:span text:style-name="Source_20_Text">from django import forms</text:span></text:p>
      <text:p text:style-name="Preformatted_20_Text"><text:span text:style-name="Source_20_Text">from .models import Document</text:span></text:p>
      <text:p text:style-name="Preformatted_20_Text"/>
      <text:p text:style-name="Preformatted_20_Text"><text:span text:style-name="Source_20_Text">class DocumentForm(forms.ModelForm):</text:span></text:p>
      <text:p text:style-name="Preformatted_20_Text"><text:span text:style-name="Source_20_Text"><text:s text:c="4"/>class Meta:</text:span></text:p>
      <text:p text:style-name="Preformatted_20_Text"><text:span text:style-name="Source_20_Text"><text:s text:c="8"/>model = Document</text:span></text:p>
      <text:p text:style-name="P3"><text:span text:style-name="Source_20_Text"><text:s text:c="8"/>fields = ['title', 'file', 'folder', 'visibility', 'status']</text:span></text:p>
      <text:p text:style-name="Text_20_body"><text:span text:style-name="Strong_20_Emphasis">views.py</text:span> – bruk <text:span text:style-name="Source_20_Text">PermissionRequiredMixin</text:span> og filtrer på eierskap for bidragsytere:</text:p>
      <text:p text:style-name="Preformatted_20_Text"><text:span text:style-name="Source_20_Text"># docs/views.py</text:span></text:p>
      <text:p text:style-name="Preformatted_20_Text"><text:span text:style-name="Source_20_Text">from django.contrib.auth.mixins import LoginRequiredMixin, PermissionRequiredMixin</text:span></text:p>
      <text:p text:style-name="Preformatted_20_Text"><text:span text:style-name="Source_20_Text">from django.db.models import Q</text:span></text:p>
      <text:p text:style-name="Preformatted_20_Text"><text:span text:style-name="Source_20_Text">from django.urls import reverse_lazy</text:span></text:p>
      <text:p text:style-name="Preformatted_20_Text"><text:span text:style-name="Source_20_Text">from django.views.generic import ListView, CreateView, UpdateView, DeleteView, DetailView</text:span></text:p>
      <text:p text:style-name="Preformatted_20_Text"><text:span text:style-name="Source_20_Text">from .models import Document</text:span></text:p>
      <text:p text:style-name="Preformatted_20_Text"><text:span text:style-name="Source_20_Text">from .forms import DocumentForm</text:span></text:p>
      <text:p text:style-name="Preformatted_20_Text"/>
      <text:p text:style-name="Preformatted_20_Text"><text:span text:style-name="Source_20_Text">class DocumentList(LoginRequiredMixin, ListView):</text:span></text:p>
      <text:p text:style-name="Preformatted_20_Text"><text:span text:style-name="Source_20_Text"><text:s text:c="4"/>model = Document</text:span></text:p>
      <text:p text:style-name="Preformatted_20_Text"><text:span text:style-name="Source_20_Text"><text:s text:c="4"/>template_name = 'docs/list.html'</text:span></text:p>
      <text:p text:style-name="Preformatted_20_Text"><text:span text:style-name="Source_20_Text"><text:s text:c="4"/>context_object_name = 'docs'</text:span></text:p>
      <text:p text:style-name="Preformatted_20_Text"/>
      <text:p text:style-name="Preformatted_20_Text"><text:span text:style-name="Source_20_Text"><text:s text:c="4"/>def get_queryset(self):</text:span></text:p>
      <text:p text:style-name="Preformatted_20_Text"><text:span text:style-name="Source_20_Text"><text:s text:c="8"/>u = self.request.user</text:span></text:p>
      <text:p text:style-name="Preformatted_20_Text"><text:span text:style-name="Source_20_Text"><text:s text:c="8"/>qs = Document.objects.all()</text:span></text:p>
      <text:p text:style-name="Preformatted_20_Text"><text:span text:style-name="Source_20_Text"><text:s text:c="8"/>if u.has_perm('docs.change_document') or u.has_perm('docs.approve_document'):</text:span></text:p>
      <text:p text:style-name="Preformatted_20_Text"><text:span text:style-name="Source_20_Text"><text:s text:c="12"/># Redaktør/Admin ser alt</text:span></text:p>
      <text:p text:style-name="Preformatted_20_Text"><text:span text:style-name="Source_20_Text"><text:s text:c="12"/>return qs</text:span></text:p>
      <text:p text:style-name="Preformatted_20_Text"><text:span text:style-name="Source_20_Text"><text:s text:c="8"/># Bidragsyter/Leser:</text:span></text:p>
      <text:p text:style-name="Preformatted_20_Text"><text:span text:style-name="Source_20_Text"><text:s text:c="8"/>return qs.filter(</text:span></text:p>
      <text:p text:style-name="Preformatted_20_Text"><text:span text:style-name="Source_20_Text"><text:s text:c="12"/>Q(status='published') |</text:span></text:p>
      <text:p text:style-name="Preformatted_20_Text"><text:span text:style-name="Source_20_Text"><text:s text:c="12"/>Q(owner=u) <text:s/># egne utkast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class DocumentDetail(LoginRequiredMixin, DetailView):</text:span></text:p>
      <text:p text:style-name="Preformatted_20_Text"><text:span text:style-name="Source_20_Text"><text:s text:c="4"/>model = Document</text:span></text:p>
      <text:p text:style-name="Preformatted_20_Text"><text:span text:style-name="Source_20_Text"><text:s text:c="4"/>template_name = 'docs/detail.html'</text:span></text:p>
      <text:p text:style-name="Preformatted_20_Text"><text:span text:style-name="Source_20_Text"><text:s text:c="4"/>context_object_name = 'doc'</text:span></text:p>
      <text:p text:style-name="Preformatted_20_Text"/>
      <text:p text:style-name="Preformatted_20_Text"><text:span text:style-name="Source_20_Text"><text:s text:c="4"/>def get_queryset(self):</text:span></text:p>
      <text:p text:style-name="Preformatted_20_Text"><text:span text:style-name="Source_20_Text"><text:s text:c="8"/>u = self.request.user</text:span></text:p>
      <text:p text:style-name="Preformatted_20_Text"><text:span text:style-name="Source_20_Text"><text:s text:c="8"/>qs = super().get_queryset()</text:span></text:p>
      <text:p text:style-name="Preformatted_20_Text"><text:span text:style-name="Source_20_Text"><text:s text:c="8"/>if u.has_perm('docs.change_document') or u.has_perm('docs.approve_document'):</text:span></text:p>
      <text:p text:style-name="Preformatted_20_Text"><text:span text:style-name="Source_20_Text"><text:s text:c="12"/>return qs</text:span></text:p>
      <text:p text:style-name="Preformatted_20_Text"><text:span text:style-name="Source_20_Text"><text:s text:c="8"/>return qs.filter(</text:span></text:p>
      <text:p text:style-name="Preformatted_20_Text"><text:span text:style-name="Source_20_Text"><text:s text:c="12"/>Q(status='published') | Q(owner=u)</text:span></text:p>
      <text:p text:style-name="Preformatted_20_Text"><text:span text:style-name="Source_20_Text"><text:s text:c="8"/>)</text:span></text:p>
      <text:p text:style-name="Preformatted_20_Text"><text:soft-page-break/></text:p>
      <text:p text:style-name="Preformatted_20_Text"><text:span text:style-name="Source_20_Text">class DocumentCreate(PermissionRequiredMixin, LoginRequiredMixin, CreateView):</text:span></text:p>
      <text:p text:style-name="Preformatted_20_Text"><text:span text:style-name="Source_20_Text"><text:s text:c="4"/>permission_required = 'docs.add_document'</text:span></text:p>
      <text:p text:style-name="Preformatted_20_Text"><text:span text:style-name="Source_20_Text"><text:s text:c="4"/>model = Document</text:span></text:p>
      <text:p text:style-name="Preformatted_20_Text"><text:span text:style-name="Source_20_Text"><text:s text:c="4"/>form_class = DocumentForm</text:span></text:p>
      <text:p text:style-name="Preformatted_20_Text"><text:span text:style-name="Source_20_Text"><text:s text:c="4"/>template_name = 'docs/form.html'</text:span></text:p>
      <text:p text:style-name="Preformatted_20_Text"><text:span text:style-name="Source_20_Text"><text:s text:c="4"/>success_url = reverse_lazy('docs-list')</text:span></text:p>
      <text:p text:style-name="Preformatted_20_Text"/>
      <text:p text:style-name="Preformatted_20_Text"><text:span text:style-name="Source_20_Text"><text:s text:c="4"/>def form_valid(self, form):</text:span></text:p>
      <text:p text:style-name="Preformatted_20_Text"><text:span text:style-name="Source_20_Text"><text:s text:c="8"/>form.instance.owner = self.request.user</text:span></text:p>
      <text:p text:style-name="Preformatted_20_Text"><text:span text:style-name="Source_20_Text"><text:s text:c="8"/># Bidragsytere kan kun lage utkast/pending; Admin/Red kan alt</text:span></text:p>
      <text:p text:style-name="Preformatted_20_Text"><text:span text:style-name="Source_20_Text"><text:s text:c="8"/>if (not self.request.user.has_perm('docs.approve_document')</text:span></text:p>
      <text:p text:style-name="Preformatted_20_Text"><text:span text:style-name="Source_20_Text"><text:s text:c="16"/>and form.instance.status in ('published',)):</text:span></text:p>
      <text:p text:style-name="Preformatted_20_Text"><text:span text:style-name="Source_20_Text"><text:s text:c="12"/>form.instance.status = 'pending'</text:span></text:p>
      <text:p text:style-name="Preformatted_20_Text"><text:span text:style-name="Source_20_Text"><text:s text:c="8"/>return super().form_valid(form)</text:span></text:p>
      <text:p text:style-name="Preformatted_20_Text"/>
      <text:p text:style-name="Preformatted_20_Text"><text:span text:style-name="Source_20_Text">class DocumentUpdate(PermissionRequiredMixin, LoginRequiredMixin, UpdateView):</text:span></text:p>
      <text:p text:style-name="Preformatted_20_Text"><text:span text:style-name="Source_20_Text"><text:s text:c="4"/>permission_required = 'docs.change_document'</text:span></text:p>
      <text:p text:style-name="Preformatted_20_Text"><text:span text:style-name="Source_20_Text"><text:s text:c="4"/>model = Document</text:span></text:p>
      <text:p text:style-name="Preformatted_20_Text"><text:span text:style-name="Source_20_Text"><text:s text:c="4"/>form_class = DocumentForm</text:span></text:p>
      <text:p text:style-name="Preformatted_20_Text"><text:span text:style-name="Source_20_Text"><text:s text:c="4"/>template_name = 'docs/form.html'</text:span></text:p>
      <text:p text:style-name="Preformatted_20_Text"><text:span text:style-name="Source_20_Text"><text:s text:c="4"/>success_url = reverse_lazy('docs-list')</text:span></text:p>
      <text:p text:style-name="Preformatted_20_Text"/>
      <text:p text:style-name="Preformatted_20_Text"><text:span text:style-name="Source_20_Text"><text:s text:c="4"/>def get_queryset(self):</text:span></text:p>
      <text:p text:style-name="Preformatted_20_Text"><text:span text:style-name="Source_20_Text"><text:s text:c="8"/>qs = super().get_queryset()</text:span></text:p>
      <text:p text:style-name="Preformatted_20_Text"><text:span text:style-name="Source_20_Text"><text:s text:c="8"/># Bidragsytere kan bare redigere egne dokumenter</text:span></text:p>
      <text:p text:style-name="Preformatted_20_Text"><text:span text:style-name="Source_20_Text"><text:s text:c="8"/>if self.request.user.has_perm('docs.change_document') and not self.request.user.groups.filter(name='Media: Redaktør').exists() and not self.request.user.groups.filter(name='Media: Administrator').exists():</text:span></text:p>
      <text:p text:style-name="Preformatted_20_Text"><text:span text:style-name="Source_20_Text"><text:s text:c="12"/>return qs.filter(owner=self.request.user)</text:span></text:p>
      <text:p text:style-name="Preformatted_20_Text"><text:span text:style-name="Source_20_Text"><text:s text:c="8"/>return qs</text:span></text:p>
      <text:p text:style-name="Preformatted_20_Text"/>
      <text:p text:style-name="Preformatted_20_Text"><text:span text:style-name="Source_20_Text">class DocumentDelete(PermissionRequiredMixin, LoginRequiredMixin, DeleteView):</text:span></text:p>
      <text:p text:style-name="Preformatted_20_Text"><text:span text:style-name="Source_20_Text"><text:s text:c="4"/>permission_required = 'docs.delete_document'</text:span></text:p>
      <text:p text:style-name="Preformatted_20_Text"><text:span text:style-name="Source_20_Text"><text:s text:c="4"/>model = Document</text:span></text:p>
      <text:p text:style-name="Preformatted_20_Text"><text:span text:style-name="Source_20_Text"><text:s text:c="4"/>template_name = 'docs/delete.html'</text:span></text:p>
      <text:p text:style-name="Preformatted_20_Text"><text:span text:style-name="Source_20_Text"><text:s text:c="4"/>success_url = reverse_lazy('docs-list')</text:span></text:p>
      <text:p text:style-name="Preformatted_20_Text"/>
      <text:p text:style-name="Preformatted_20_Text"><text:span text:style-name="Source_20_Text"><text:s text:c="4"/>def get_queryset(self):</text:span></text:p>
      <text:p text:style-name="Preformatted_20_Text"><text:span text:style-name="Source_20_Text"><text:s text:c="8"/>qs = super().get_queryset()</text:span></text:p>
      <text:p text:style-name="Preformatted_20_Text"><text:span text:style-name="Source_20_Text"><text:s text:c="8"/># Bidragsytere får ikke slette andre sine</text:span></text:p>
      <text:p text:style-name="Preformatted_20_Text"><text:span text:style-name="Source_20_Text"><text:s text:c="8"/>if not (self.request.user.groups.filter(name__in=['Media: Redaktør', 'Media: Administrator']).exists()):</text:span></text:p>
      <text:p text:style-name="Preformatted_20_Text"><text:span text:style-name="Source_20_Text"><text:s text:c="12"/>return qs.filter(owner=self.request.user)</text:span></text:p>
      <text:p text:style-name="P3"><text:span text:style-name="Source_20_Text"><text:s text:c="8"/>return qs</text:span></text:p>
      <text:p text:style-name="Text_20_body"><text:span text:style-name="Strong_20_Emphasis">URL-er</text:span> (eksempel):</text:p>
      <text:p text:style-name="Preformatted_20_Text"><text:span text:style-name="Source_20_Text"># project/urls.py eller docs/urls.py</text:span></text:p>
      <text:p text:style-name="Preformatted_20_Text"><text:span text:style-name="Source_20_Text">from django.urls import path</text:span></text:p>
      <text:p text:style-name="Preformatted_20_Text"><text:span text:style-name="Source_20_Text">from docs.views import (</text:span></text:p>
      <text:p text:style-name="Preformatted_20_Text"><text:span text:style-name="Source_20_Text"><text:s text:c="4"/>DocumentList, DocumentDetail, DocumentCreate, DocumentUpdate, DocumentDelete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docs/', DocumentList.as_view(), name='docs-list'),</text:span></text:p>
      <text:p text:style-name="Preformatted_20_Text"><text:span text:style-name="Source_20_Text"><text:s text:c="4"/>path('docs/ny/', DocumentCreate.as_view(), name='docs-create'),</text:span></text:p>
      <text:p text:style-name="Preformatted_20_Text"><text:span text:style-name="Source_20_Text"><text:s text:c="4"/>path('docs/&lt;int:pk&gt;/', DocumentDetail.as_view(), name='docs-detail'),</text:span></text:p>
      <text:p text:style-name="Preformatted_20_Text"><text:span text:style-name="Source_20_Text"><text:s text:c="4"/>path('docs/&lt;int:pk&gt;/rediger/', DocumentUpdate.as_view(), name='docs-update'),</text:span></text:p>
      <text:p text:style-name="Preformatted_20_Text"><text:soft-page-break/><text:span text:style-name="Source_20_Text"><text:s text:c="4"/>path('docs/&lt;int:pk&gt;/slett/', DocumentDelete.as_view(), name='docs-delete'),</text:span></text:p>
      <text:p text:style-name="P3"><text:span text:style-name="Source_20_Text">]</text:span></text:p>
      <text:p text:style-name="Horizontal_20_Line"/>
      <text:h text:style-name="Heading_20_1" text:outline-level="1">5) «Beskyttet nedlasting» (valgfritt, men anbefalt)</text:h>
      <text:p text:style-name="Text_20_body">I stedet for å servere media direkte fra webserveren, kan du <text:span text:style-name="Strong_20_Emphasis">styre tilgang</text:span> via en Django-view:</text:p>
      <text:p text:style-name="Preformatted_20_Text"><text:span text:style-name="Source_20_Text"># docs/views_download.py (eller i samme views.py)</text:span></text:p>
      <text:p text:style-name="Preformatted_20_Text"><text:span text:style-name="Source_20_Text">from django.contrib.auth.decorators import login_required, permission_required</text:span></text:p>
      <text:p text:style-name="Preformatted_20_Text"><text:span text:style-name="Source_20_Text">from django.http import FileResponse, Http404</text:span></text:p>
      <text:p text:style-name="Preformatted_20_Text"><text:span text:style-name="Source_20_Text">from django.shortcuts import get_object_or_404</text:span></text:p>
      <text:p text:style-name="Preformatted_20_Text"><text:span text:style-name="Source_20_Text">from .models import Document</text:span></text:p>
      <text:p text:style-name="Preformatted_20_Text"/>
      <text:p text:style-name="Preformatted_20_Text"><text:span text:style-name="Source_20_Text">@login_required</text:span></text:p>
      <text:p text:style-name="Preformatted_20_Text"><text:span text:style-name="Source_20_Text">def download_document(request, pk: int):</text:span></text:p>
      <text:p text:style-name="Preformatted_20_Text"><text:span text:style-name="Source_20_Text"><text:s text:c="4"/>doc = get_object_or_404(Document, pk=pk)</text:span></text:p>
      <text:p text:style-name="Preformatted_20_Text"><text:span text:style-name="Source_20_Text"><text:s text:c="4"/>u = request.user</text:span></text:p>
      <text:p text:style-name="Preformatted_20_Text"/>
      <text:p text:style-name="Preformatted_20_Text"><text:span text:style-name="Source_20_Text"><text:s text:c="4"/># Tilgangsregler:</text:span></text:p>
      <text:p text:style-name="Preformatted_20_Text"><text:span text:style-name="Source_20_Text"><text:s text:c="4"/>if doc.status == 'published':</text:span></text:p>
      <text:p text:style-name="Preformatted_20_Text"><text:span text:style-name="Source_20_Text"><text:s text:c="8"/># publisert: alle innloggede med view</text:span></text:p>
      <text:p text:style-name="Preformatted_20_Text"><text:span text:style-name="Source_20_Text"><text:s text:c="8"/>if not u.has_perm('docs.view_document'):</text:span></text:p>
      <text:p text:style-name="Preformatted_20_Text"><text:span text:style-name="Source_20_Text"><text:s text:c="12"/>raise Http404()</text:span></text:p>
      <text:p text:style-name="Preformatted_20_Text"><text:span text:style-name="Source_20_Text"><text:s text:c="4"/>elif doc.owner_id == u.id:</text:span></text:p>
      <text:p text:style-name="Preformatted_20_Text"><text:span text:style-name="Source_20_Text"><text:s text:c="8"/>pass <text:s/># eier kan alltid laste ned</text:span></text:p>
      <text:p text:style-name="Preformatted_20_Text"><text:span text:style-name="Source_20_Text"><text:s text:c="4"/>elif u.has_perm('docs.change_document') or u.has_perm('docs.approve_document'):</text:span></text:p>
      <text:p text:style-name="Preformatted_20_Text"><text:span text:style-name="Source_20_Text"><text:s text:c="8"/>pass <text:s/># redaktør/admin kan laste ned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aise Http404()</text:span></text:p>
      <text:p text:style-name="Preformatted_20_Text"/>
      <text:p text:style-name="Preformatted_20_Text"><text:span text:style-name="Source_20_Text"><text:s text:c="4"/>if not doc.file:</text:span></text:p>
      <text:p text:style-name="Preformatted_20_Text"><text:span text:style-name="Source_20_Text"><text:s text:c="8"/>raise Http404()</text:span></text:p>
      <text:p text:style-name="Preformatted_20_Text"/>
      <text:p text:style-name="P3"><text:span text:style-name="Source_20_Text"><text:s text:c="4"/>return FileResponse(doc.file.open('rb'), as_attachment=False, filename=doc.file.name.split('/')[-1])</text:span></text:p>
      <text:p text:style-name="Text_20_body">Legg til URL:</text:p>
      <text:p text:style-name="P3"><text:span text:style-name="Source_20_Text">path('docs/&lt;int:pk&gt;/download/', download_document, name='docs-download'),</text:span></text:p>
      <text:p text:style-name="Quotations">Senere kan vi bytte til Nginx <text:span text:style-name="Source_20_Text">X-Accel-Redirect</text:span> for bedre ytelse, men denne view-en holder nå.</text:p>
      <text:p text:style-name="Horizontal_20_Line"/>
      <text:h text:style-name="Heading_20_1" text:outline-level="1">6) Templates (ultrakort eksempel)</text:h>
      <text:p text:style-name="Preformatted_20_Text"><text:span text:style-name="Source_20_Text">&lt;!-- templates/docs/list.html --&gt;</text:span></text:p>
      <text:p text:style-name="Preformatted_20_Text"><text:span text:style-name="Source_20_Text">{% extends "base.html" %}</text:span></text:p>
      <text:p text:style-name="Preformatted_20_Text"><text:span text:style-name="Source_20_Text">{% block content %}</text:span></text:p>
      <text:p text:style-name="Preformatted_20_Text"><text:soft-page-break/><text:span text:style-name="Source_20_Text">&lt;h1&gt;Dokumenter&lt;/h1&gt;</text:span></text:p>
      <text:p text:style-name="Preformatted_20_Text"><text:span text:style-name="Source_20_Text">&lt;p&gt;&lt;a href="{% url 'docs-create' %}"&gt;+ Nytt dokument&lt;/a&gt;&lt;/p&gt;</text:span></text:p>
      <text:p text:style-name="Preformatted_20_Text"><text:span text:style-name="Source_20_Text">&lt;table&gt;</text:span></text:p>
      <text:p text:style-name="Preformatted_20_Text"><text:span text:style-name="Source_20_Text"><text:s text:c="2"/>&lt;thead&gt;&lt;tr&gt;&lt;th&gt;Tittel&lt;/th&gt;&lt;th&gt;Status&lt;/th&gt;&lt;th&gt;Eier&lt;/th&gt;&lt;th&gt;&lt;/th&gt;&lt;/tr&gt;&lt;/thead&gt;</text:span></text:p>
      <text:p text:style-name="Preformatted_20_Text"><text:span text:style-name="Source_20_Text"><text:s text:c="2"/>&lt;tbody&gt;</text:span></text:p>
      <text:p text:style-name="Preformatted_20_Text"><text:span text:style-name="Source_20_Text"><text:s text:c="2"/>{% for d in docs %}</text:span></text:p>
      <text:p text:style-name="Preformatted_20_Text"><text:span text:style-name="Source_20_Text"><text:s text:c="4"/>&lt;tr&gt;</text:span></text:p>
      <text:p text:style-name="Preformatted_20_Text"><text:span text:style-name="Source_20_Text"><text:s text:c="6"/>&lt;td&gt;&lt;a href="{% url 'docs-detail' d.pk %}"&gt;{{ d.title }}&lt;/a&gt;&lt;/td&gt;</text:span></text:p>
      <text:p text:style-name="Preformatted_20_Text"><text:span text:style-name="Source_20_Text"><text:s text:c="6"/>&lt;td&gt;{{ d.get_status_display }}&lt;/td&gt;</text:span></text:p>
      <text:p text:style-name="Preformatted_20_Text"><text:span text:style-name="Source_20_Text"><text:s text:c="6"/>&lt;td&gt;{{ d.owner }}&lt;/td&gt;</text:span></text:p>
      <text:p text:style-name="Preformatted_20_Text"><text:span text:style-name="Source_20_Text"><text:s text:c="6"/>&lt;td&gt;</text:span></text:p>
      <text:p text:style-name="Preformatted_20_Text"><text:span text:style-name="Source_20_Text"><text:s text:c="8"/>&lt;a href="{% url 'docs-download' d.pk %}"&gt;Last ned&lt;/a&gt;</text:span></text:p>
      <text:p text:style-name="Preformatted_20_Text"><text:span text:style-name="Source_20_Text"><text:s text:c="8"/>{% if user|has_perm:"docs.change_document" and (user == d.owner or user|has_perm:"docs.approve_document") %}</text:span></text:p>
      <text:p text:style-name="Preformatted_20_Text"><text:span text:style-name="Source_20_Text"><text:s text:c="11"/>· &lt;a href="{% url 'docs-update' d.pk %}"&gt;Rediger&lt;/a&gt;</text:span></text:p>
      <text:p text:style-name="Preformatted_20_Text"><text:span text:style-name="Source_20_Text"><text:s text:c="8"/>{% endif %}</text:span></text:p>
      <text:p text:style-name="Preformatted_20_Text"><text:span text:style-name="Source_20_Text"><text:s text:c="8"/>{% if user|has_perm:"docs.delete_document" and (user == d.owner or user|has_perm:"docs.approve_document") %}</text:span></text:p>
      <text:p text:style-name="Preformatted_20_Text"><text:span text:style-name="Source_20_Text"><text:s text:c="11"/>· &lt;a href="{% url 'docs-delete' d.pk %}"&gt;Slett&lt;/a&gt;</text:span></text:p>
      <text:p text:style-name="Preformatted_20_Text"><text:span text:style-name="Source_20_Text"><text:s text:c="8"/>{% endif %}</text:span></text:p>
      <text:p text:style-name="Preformatted_20_Text"><text:span text:style-name="Source_20_Text"><text:s text:c="6"/>&lt;/td&gt;</text:span></text:p>
      <text:p text:style-name="Preformatted_20_Text"><text:span text:style-name="Source_20_Text"><text:s text:c="4"/>&lt;/tr&gt;</text:span></text:p>
      <text:p text:style-name="Preformatted_20_Text"><text:span text:style-name="Source_20_Text"><text:s text:c="2"/>{% empty %}</text:span></text:p>
      <text:p text:style-name="Preformatted_20_Text"><text:span text:style-name="Source_20_Text"><text:s text:c="4"/>&lt;tr&gt;&lt;td colspan="4"&gt;Ingen dokumenter.&lt;/td&gt;&lt;/tr&gt;</text:span></text:p>
      <text:p text:style-name="Preformatted_20_Text"><text:span text:style-name="Source_20_Text"><text:s text:c="2"/>{% endfor %}</text:span></text:p>
      <text:p text:style-name="Preformatted_20_Text"><text:span text:style-name="Source_20_Text"><text:s text:c="2"/>&lt;/tbody&gt;</text:span></text:p>
      <text:p text:style-name="Preformatted_20_Text"><text:span text:style-name="Source_20_Text">&lt;/table&gt;</text:span></text:p>
      <text:p text:style-name="P3"><text:span text:style-name="Source_20_Text">{% endblock %}</text:span></text:p>
      <text:p text:style-name="Horizontal_20_Line"/>
      <text:h text:style-name="Heading_20_1" text:outline-level="1">7) Slik tester du raskt</text:h>
      <text:list text:style-name="L2">
        <text:list-item>
          <text:p text:style-name="P4">Kjør migrasjoner.</text:p>
        </text:list-item>
        <text:list-item>
          <text:p text:style-name="P4">I <text:span text:style-name="Strong_20_Emphasis">Admin → Grupper</text:span>: bekreft at gruppene finnes.</text:p>
        </text:list-item>
        <text:list-item>
          <text:p text:style-name="P4">Lag en testbruker i hver gruppe (Leser, Bidragsyter, Redaktør, Administrator).</text:p>
        </text:list-item>
        <text:list-item>
          <text:p text:style-name="P4">Logg inn som Bidragsyter, last opp et dokument (status <text:span text:style-name="Source_20_Text">draft</text:span>): se at du kan se/redigere <text:span text:style-name="Strong_20_Emphasis">dine egne</text:span>, men ikke andre sine.</text:p>
        </text:list-item>
        <text:list-item>
          <text:p text:style-name="P4">Logg inn som Redaktør/Admin: endre status til <text:span text:style-name="Source_20_Text">published</text:span>: se at Leser nå ser dokumentet.</text:p>
        </text:list-item>
        <text:list-item>
          <text:p text:style-name="P4">Test <text:span text:style-name="Source_20_Text">download</text:span>-view (403/404 ved feiltilgang).</text:p>
        </text:list-item>
      </text:list>
      <text:p text:style-name="Horizontal_20_Line"/>
      <text:h text:style-name="Heading_20_2" text:outline-level="2">Neste naturlige steg</text:h>
      <text:list text:style-name="L3">
        <text:list-item>
          <text:p text:style-name="P5">Godkjenningsflyt (knapp «Send til godkjenning» → <text:span text:style-name="Source_20_Text">pending</text:span> → Admin publiserer).</text:p>
        </text:list-item>
        <text:list-item>
          <text:p text:style-name="P5"><text:soft-page-break/>Scope på <text:span text:style-name="Strong_20_Emphasis">Folder</text:span> eller <text:span text:style-name="Strong_20_Emphasis">Organisasjonsledd</text:span> (lokallag/fylkeslag/sentralt) med egne grupper per enhet (vi kan generere grupper automatisk per enhet, f.eks. <text:span text:style-name="Source_20_Text">Media: Redaktør (Østfold)</text:span>).</text:p>
        </text:list-item>
        <text:list-item>
          <text:p text:style-name="P5">Nginx-akselerert nedlasting med <text:span text:style-name="Source_20_Text">X-Accel-Redirect</text:span>.</text:p>
        </text:list-item>
      </text:list>
      <text:p text:style-name="Text_20_body">Vil du at jeg skal <text:span text:style-name="Strong_20_Emphasis">koble dette til lokallag/fylkeslag/sentralt</text:span> med egne grupper pr. enhet med en gang, eller kjører vi først «globalt» som over og utvider i neste steg?</text:p>
      <text:p text:style-name="P6"/>
      <text:h text:style-name="P7" text:outline-level="2">OK, men kan vi gjøre en ting først. Jeg vil bruke MySQL som database for hele prosjektet med databasenavn konservativt. Hvordan fikser vi det?</text:h>
      <text:p text:style-name="P6"/>
      <text:p text:style-name="P1">Supert. Vi bytter hele prosjektet over til <text:span text:style-name="Strong_20_Emphasis">MySQL</text:span> med databasenavn <text:span text:style-name="Strong_20_Emphasis"><text:span text:style-name="Source_20_Text">konservativt</text:span></text:span>. Nedenfor får du en trygg, stegvis oppskrift som fungerer både lokalt og på serveren (q0.no). Jeg antar at du kjører Django-prosjektet med <text:span text:style-name="Source_20_Text">.env</text:span> allerede.</text:p>
      <text:h text:style-name="Heading_20_1" text:outline-level="1">1) Installer avhengigheter</text:h>
      <text:p text:style-name="Text_20_body">På Ubuntu/Debian:</text:p>
      <text:p text:style-name="Preformatted_20_Text"><text:span text:style-name="Source_20_Text">sudo apt-get update</text:span></text:p>
      <text:p text:style-name="P3"><text:span text:style-name="Source_20_Text">sudo apt-get install -y default-libmysqlclient-dev build-essential pkg-config</text:span></text:p>
      <text:p text:style-name="Text_20_body">I prosjektets venv:</text:p>
      <text:p text:style-name="Preformatted_20_Text"><text:span text:style-name="Source_20_Text">pip install --upgrade pip</text:span></text:p>
      <text:p text:style-name="P3"><text:span text:style-name="Source_20_Text">pip install mysqlclient</text:span></text:p>
      <text:h text:style-name="Heading_20_1" text:outline-level="1">2) Opprett database + bruker i MySQL/MariaDB</text:h>
      <text:p text:style-name="Text_20_body">Logg inn i MySQL (bytt til riktig admin-bruker om nødvendig):</text:p>
      <text:p text:style-name="P3"><text:span text:style-name="Source_20_Text">mysql -u root -p</text:span></text:p>
      <text:p text:style-name="Text_20_body">Kjør:</text:p>
      <text:p text:style-name="Preformatted_20_Text"><text:span text:style-name="Source_20_Text">CREATE DATABASE konservativt</text:span></text:p>
      <text:p text:style-name="Preformatted_20_Text"><text:span text:style-name="Source_20_Text"><text:s text:c="2"/>DEFAULT CHARACTER SET utf8mb4</text:span></text:p>
      <text:p text:style-name="Preformatted_20_Text"><text:span text:style-name="Source_20_Text"><text:s text:c="2"/>COLLATE utf8mb4_unicode_ci;</text:span></text:p>
      <text:p text:style-name="Preformatted_20_Text"/>
      <text:p text:style-name="Preformatted_20_Text"><text:span text:style-name="Source_20_Text">-- Velg ett av alternativene under, avhengig av hvor Django kjører:</text:span></text:p>
      <text:p text:style-name="Preformatted_20_Text"/>
      <text:p text:style-name="Preformatted_20_Text"><text:span text:style-name="Source_20_Text">-- A) Django på samme maskin som MySQL:</text:span></text:p>
      <text:p text:style-name="Preformatted_20_Text"><text:soft-page-break/><text:span text:style-name="Source_20_Text">CREATE USER 'konservativt'@'localhost' IDENTIFIED BY 'sett-et-sterkt-passord';</text:span></text:p>
      <text:p text:style-name="Preformatted_20_Text"><text:span text:style-name="Source_20_Text">GRANT ALL PRIVILEGES ON konservativt.* TO 'konservativt'@'localhost';</text:span></text:p>
      <text:p text:style-name="Preformatted_20_Text"/>
      <text:p text:style-name="Preformatted_20_Text"><text:span text:style-name="Source_20_Text">-- B) MySQL på 'spandex' (eller annen ekstern host), gi tilgang fra alle/aktuell host:</text:span></text:p>
      <text:p text:style-name="Preformatted_20_Text"><text:span text:style-name="Source_20_Text">-- (stram dette inn til spesifikk IP/hostname ved behov)</text:span></text:p>
      <text:p text:style-name="Preformatted_20_Text"><text:span text:style-name="Source_20_Text">CREATE USER 'konservativt'@'%' IDENTIFIED BY 'sett-et-sterkt-passord';</text:span></text:p>
      <text:p text:style-name="Preformatted_20_Text"><text:span text:style-name="Source_20_Text">GRANT ALL PRIVILEGES ON konservativt.* TO 'konservativt'@'%';</text:span></text:p>
      <text:p text:style-name="Preformatted_20_Text"/>
      <text:p text:style-name="P3"><text:span text:style-name="Source_20_Text">FLUSH PRIVILEGES;</text:span></text:p>
      <text:p text:style-name="Text_20_body">Hurtigtest:</text:p>
      <text:p text:style-name="P3"><text:span text:style-name="Source_20_Text">mysql -h spandex -u konservativt -p konservativt <text:s/># bruk -h localhost hvis lokalt</text:span></text:p>
      <text:h text:style-name="Heading_20_1" text:outline-level="1">3) Sett opp Django til MySQL</text:h>
      <text:p text:style-name="Text_20_body">I <text:span text:style-name="Source_20_Text">.env</text:span> (prosjektroten), oppdater/legg til:</text:p>
      <text:p text:style-name="Preformatted_20_Text"><text:span text:style-name="Source_20_Text">DJANGO_DEBUG=1</text:span></text:p>
      <text:p text:style-name="Preformatted_20_Text"><text:span text:style-name="Source_20_Text">DJANGO_ALLOWED_HOSTS=localhost,127.0.0.1,q0.no,www.q0.no</text:span></text:p>
      <text:p text:style-name="Preformatted_20_Text"/>
      <text:p text:style-name="Preformatted_20_Text"><text:span text:style-name="Source_20_Text">DB_ENGINE=mysql</text:span></text:p>
      <text:p text:style-name="Preformatted_20_Text"><text:span text:style-name="Source_20_Text">DB_NAME=konservativt</text:span></text:p>
      <text:p text:style-name="Preformatted_20_Text"><text:span text:style-name="Source_20_Text">DB_USER=konservativt</text:span></text:p>
      <text:p text:style-name="Preformatted_20_Text"><text:span text:style-name="Source_20_Text">DB_PASSWORD=sett-et-sterkt-passord</text:span></text:p>
      <text:p text:style-name="Preformatted_20_Text"><text:span text:style-name="Source_20_Text">DB_HOST=spandex <text:s text:c="3"/># bruk 'localhost' hvis DB er lokalt</text:span></text:p>
      <text:p text:style-name="P3"><text:span text:style-name="Source_20_Text">DB_PORT=3306</text:span></text:p>
      <text:p text:style-name="Text_20_body">I <text:span text:style-name="Source_20_Text">settings.py</text:span> (der du allerede laster <text:span text:style-name="Source_20_Text">.env</text:span>), sørg for MySQL-blokken: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if os.getenv("DB_ENGINE", "sqlite") == "mysql":</text:span></text:p>
      <text:p text:style-name="Preformatted_20_Text"><text:span text:style-name="Source_20_Text"><text:s text:c="4"/>DATABASES = {</text:span></text:p>
      <text:p text:style-name="Preformatted_20_Text"><text:span text:style-name="Source_20_Text"><text:s text:c="8"/>"default": {</text:span></text:p>
      <text:p text:style-name="Preformatted_20_Text"><text:span text:style-name="Source_20_Text"><text:s text:c="12"/>"ENGINE": "django.db.backends.mysql",</text:span></text:p>
      <text:p text:style-name="Preformatted_20_Text"><text:span text:style-name="Source_20_Text"><text:s text:c="12"/>"NAME": os.getenv("DB_NAME"),</text:span></text:p>
      <text:p text:style-name="Preformatted_20_Text"><text:span text:style-name="Source_20_Text"><text:s text:c="12"/>"USER": os.getenv("DB_USER"),</text:span></text:p>
      <text:p text:style-name="Preformatted_20_Text"><text:span text:style-name="Source_20_Text"><text:s text:c="12"/>"PASSWORD": os.getenv("DB_PASSWORD"),</text:span></text:p>
      <text:p text:style-name="Preformatted_20_Text"><text:span text:style-name="Source_20_Text"><text:s text:c="12"/>"HOST": os.getenv("DB_HOST", "localhost"),</text:span></text:p>
      <text:p text:style-name="Preformatted_20_Text"><text:span text:style-name="Source_20_Text"><text:s text:c="12"/>"PORT": os.getenv("DB_PORT", "3306"),</text:span></text:p>
      <text:p text:style-name="Preformatted_20_Text"><text:span text:style-name="Source_20_Text"><text:s text:c="12"/>"OPTIONS": {</text:span></text:p>
      <text:p text:style-name="Preformatted_20_Text"><text:span text:style-name="Source_20_Text"><text:s text:c="16"/>"charset": "utf8mb4",</text:span></text:p>
      <text:p text:style-name="Preformatted_20_Text"><text:span text:style-name="Source_20_Text"><text:s text:c="16"/>"init_command": "SET sql_mode='STRICT_TRANS_TABLES'",</text:span></text:p>
      <text:p text:style-name="Preformatted_20_Text"><text:span text:style-name="Source_20_Text"><text:s text:c="12"/>},</text:span></text:p>
      <text:p text:style-name="Preformatted_20_Text"><text:span text:style-name="Source_20_Text"><text:s text:c="12"/>"CONN_MAX_AGE": 60, <text:s/># hold forbindelsen varm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else:</text:span></text:p>
      <text:p text:style-name="Preformatted_20_Text"><text:span text:style-name="Source_20_Text"><text:s text:c="4"/># (din eksisterende SQLite-konfig)</text:span></text:p>
      <text:p text:style-name="P3"><text:span text:style-name="Source_20_Text"><text:s text:c="4"/>...</text:span></text:p>
      <text:h text:style-name="Heading_20_1" text:outline-level="1"><text:soft-page-break/>4) Migrer skjemaet til MySQL</text:h>
      <text:p text:style-name="Text_20_body">Fra prosjektroten:</text:p>
      <text:p text:style-name="Preformatted_20_Text"><text:span text:style-name="Source_20_Text">python manage.py makemigrations <text:s text:c="2"/># hvis du nylig har endret modeller</text:span></text:p>
      <text:p text:style-name="P3"><text:span text:style-name="Source_20_Text">python manage.py migrate</text:span></text:p>
      <text:p text:style-name="Text_20_body">Opprett admin-bruker (hvis dette er en blank DB):</text:p>
      <text:p text:style-name="P3"><text:span text:style-name="Source_20_Text">python manage.py createsuperuser</text:span></text:p>
      <text:h text:style-name="Heading_20_1" text:outline-level="1">5) (Valgfritt) Flytt data fra SQLite → MySQL</text:h>
      <text:p text:style-name="Text_20_body">Hvis du allerede har litt data i SQLite og vil med, gjør dette <text:span text:style-name="Strong_20_Emphasis">før</text:span> du bytter <text:span text:style-name="Source_20_Text">DB_ENGINE</text:span> til mysql:</text:p>
      <text:p text:style-name="Preformatted_20_Text"><text:span text:style-name="Source_20_Text"># Mens du fortsatt bruker SQLite:</text:span></text:p>
      <text:p text:style-name="P3"><text:span text:style-name="Source_20_Text">python manage.py dumpdata --exclude contenttypes --exclude auth.permission --indent 2 &gt; data.json</text:span></text:p>
      <text:p text:style-name="Text_20_body">Bytt så til MySQL (som i trinn 3–4), og last inn:</text:p>
      <text:p text:style-name="P3"><text:span text:style-name="Source_20_Text">python manage.py loaddata data.json</text:span></text:p>
      <text:p text:style-name="Quotations">NB: Hvis du har brukere/grupper/permissions du vil beholde, kan du <text:span text:style-name="Strong_20_Emphasis">droppe</text:span> å ekskludere <text:span text:style-name="Source_20_Text">auth.permission</text:span> – men oftest er det ryddigst å la Django generere permissions på nytt i ny DB og bare laste domenedata (dokumenter, mapper osv.).</text:p>
      <text:h text:style-name="Heading_20_1" text:outline-level="1">6) Sjekk media-oppsettet</text:h>
      <text:p text:style-name="Text_20_body">Media-filer ligger på disk og påvirkes <text:span text:style-name="Strong_20_Emphasis">ikke</text:span> av DB-bytte. Bare verifiser at <text:span text:style-name="Source_20_Text">MEDIA_ROOT</text:span> og <text:span text:style-name="Source_20_Text">MEDIA_URL</text:span> i <text:span text:style-name="Source_20_Text">settings.py</text:span> er de samme som før, og at Nginx/WhiteNoise/filserveringen fortsatt peker korrekt.</text:p>
      <text:h text:style-name="Heading_20_1" text:outline-level="1">7) Produksjon (q0.no)</text:h>
      <text:p text:style-name="Text_20_body">På serveren, i prosjektets venv:</text:p>
      <text:p text:style-name="Preformatted_20_Text"><text:span text:style-name="Source_20_Text">pip install mysqlclient</text:span></text:p>
      <text:p text:style-name="Preformatted_20_Text"><text:span text:style-name="Source_20_Text">python manage.py migrate</text:span></text:p>
      <text:p text:style-name="Preformatted_20_Text"><text:span text:style-name="Source_20_Text">python manage.py collectstatic --noinput</text:span></text:p>
      <text:p text:style-name="Preformatted_20_Text"><text:span text:style-name="Source_20_Text">sudo systemctl restart django <text:s text:c="2"/># eller din tjeneste, f.eks. django3/django-quickstart</text:span></text:p>
      <text:p text:style-name="P3"><text:span text:style-name="Source_20_Text">sudo systemctl status django --no-pager</text:span></text:p>
      <text:p text:style-name="Text_20_body">(Erstatt <text:span text:style-name="Source_20_Text">django</text:span> med det faktiske systemd-servicenavnet ditt.)</text:p>
      <text:p text:style-name="Horizontal_20_Line"/>
      <text:h text:style-name="Heading_20_2" text:outline-level="2"><text:soft-page-break/>Ferdig!</text:h>
      <text:p text:style-name="Text_20_body">Prosjektet ditt kjører nå på <text:span text:style-name="Strong_20_Emphasis">MySQL: </text:span><text:span text:style-name="Strong_20_Emphasis"><text:span text:style-name="Source_20_Text">konservativt</text:span></text:span>. Neste steg er å fortsette med rollene/permissions for dokumentene som vi nettopp skisserte. Vil du at jeg nå kobler <text:span text:style-name="Strong_20_Emphasis">eksisterende </text:span><text:span text:style-name="Strong_20_Emphasis"><text:span text:style-name="Source_20_Text">docs</text:span></text:span><text:span text:style-name="Strong_20_Emphasis">-modeller</text:span> til MySQL (dvs. definere <text:span text:style-name="Source_20_Text">Folder</text:span>/<text:span text:style-name="Source_20_Text">Document</text:span> "ordentlig" og kjøre migrasjoner), eller skal vi først generere <text:span text:style-name="Strong_20_Emphasis">grupper/permissions</text:span> med en datamigrasjon slik at rettighetene ligger klart i den nye databasen?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11:13:52.931353319</meta:creation-date>
    <dc:date>2025-08-16T11:17:58.931361160</dc:date>
    <meta:editing-duration>PT4M6S</meta:editing-duration>
    <meta:editing-cycles>1</meta:editing-cycles>
    <meta:document-statistic meta:table-count="0" meta:image-count="0" meta:object-count="0" meta:page-count="11" meta:paragraph-count="342" meta:word-count="1707" meta:character-count="15851" meta:non-whitespace-character-count="13284"/>
    <meta:generator>LibreOffice/24.8.7.2$Linux_X86_64 LibreOffice_project/480$Build-2</meta:generator>
  </office:meta>
</office:document-meta>
</file>